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ToUuidRewriter.matches( String ur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rlToUuidRewriter.getUuidBasedUri( Document targetDocument , String anchor , String query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lToUuidRewriter.rewrite( String webapp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UrlToUuidRewriter.UrlToUuidRewriter( Document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